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libri" svg:font-family="Colibri"/>
    <style:font-face style:name="OpenSymbol" svg:font-family="OpenSymbol"/>
    <style:font-face style:name="Tahoma6" svg:font-family="Tahoma"/>
    <style:font-face style:name="Garamond" svg:font-family="Garamond" style:font-family-generic="roman"/>
    <style:font-face style:name="Tahoma3" svg:font-family="Tahoma" style:font-adornments="Norm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 svg:font-family="Arial" style:font-adornments="Normal" style:font-family-generic="swiss" style:font-pitch="variable"/>
    <style:font-face style:name="Tahoma4" svg:font-family="Tahoma" style:font-family-generic="swiss" style:font-pitch="variable"/>
    <style:font-face style:name="Tahoma1" svg:font-family="Tahoma" style:font-adornments="Gras" style:font-family-generic="swiss" style:font-pitch="variable"/>
    <style:font-face style:name="Tahoma2" svg:font-family="Tahoma" style:font-adornments="Italique"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P1" style:family="paragraph" style:parent-style-name="Spec_20_-_20_Paragraphe_20_standard">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size="10pt"/>
    </style:style>
    <style:style style:name="P2" style:family="paragraph" style:parent-style-name="Spec_20_-_20_Paragraphe_20_standard">
      <style:paragraph-properties fo:margin-left="0cm" fo:margin-right="0cm" fo:margin-top="0.199cm" fo:margin-bottom="0cm" loext:contextual-spacing="false" fo:text-align="justify" style:justify-single-word="false" fo:text-indent="0.6cm" style:auto-text-indent="false" text:number-lines="false" text:line-number="0"/>
    </style:style>
    <style:style style:name="P3" style:family="paragraph" style:parent-style-name="Spec_20_-_20_Paragraphe_20_standard">
      <style:paragraph-properties fo:margin-left="1.702cm" fo:margin-right="0cm" fo:margin-top="0.199cm" fo:margin-bottom="0cm" loext:contextual-spacing="false" fo:text-align="justify" style:justify-single-word="false" fo:text-indent="-0.665cm" style:auto-text-indent="false" text:number-lines="false" text:line-number="0">
        <style:tab-stops/>
      </style:paragraph-properties>
      <style:text-properties style:font-name="Tahoma" fo:font-size="10pt"/>
    </style:style>
    <style:style style:name="P4" style:family="paragraph" style:parent-style-name="List_20_Contents" style:list-style-name="L1"/>
    <style:style style:name="P5" style:family="paragraph" style:parent-style-name="Spec_20_-_20_Titre_20_1">
      <style:paragraph-properties fo:break-before="page"/>
    </style:style>
    <style:style style:name="T1" style:family="text">
      <style:text-properties style:text-position="super 58%" style:font-name="Tahoma3"/>
    </style:style>
    <style:style style:name="T2" style:family="text">
      <style:text-properties fo:language="en" fo:country="US" fo:font-style="italic" style:font-style-asian="italic" style:font-style-complex="italic"/>
    </style:style>
    <style:style style:name="T3" style:family="text">
      <style:text-properties style:font-name="Tahoma" fo:font-size="10pt"/>
    </style:style>
    <style:style style:name="T4" style:family="text">
      <style:text-properties style:font-name="Tahoma" fo:font-size="10pt" fo:language="en" fo:country="US"/>
    </style:style>
    <style:style style:name="T5" style:family="text">
      <style:text-properties style:font-name="Tahoma4" fo:font-size="10pt" style:font-size-asian="10pt" style:font-size-complex="10pt"/>
    </style:style>
    <text:list-style style:name="L1">
      <text:list-level-style-number text:level="1" text:style-name="Numbering_20_Symbols" style:num-prefix="C"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résentation Générale.</text:h>
      <text:h text:style-name="Spec_20_-_20_Titre_20_2" text:outline-level="2">Le Contexte</text:h>
      <text:p text:style-name="Spec_20_-_20_Paragraphe_20_standard">Suite à la mise en place de panneaux solaires photovoltaïques pour revente totale de la production d'électricité, deux compteurs électriques supplémentaires ont été posés par ERDF :</text:p>
      <text:list xml:id="list2587539746541695943" text:style-name="List_20_1">
        <text:list-item>
          <text:p text:style-name="List_20_Contents">un compteur dit « d'injection » comptabilise la production</text:p>
        </text:list-item>
        <text:list-item>
          <text:p text:style-name="List_20_Contents">un compteur de « non consommation » contrôle la revente totale de la production.</text:p>
        </text:list-item>
      </text:list>
      <text:p text:style-name="Spec_20_-_20_Paragraphe_20_standard">La consommation quotidienne est mesurée par le compteur d'abonné. Le suivi de la production et de la consommation impose un relevé périodique des compteurs et nécessite pour ce faire l'ouverture des coffrets situés en limite de propriété, extérieur pour le compteur de consommation, intérieur pour les deux autre.</text:p>
      <text:h text:style-name="Spec_20_-_20_Titre_20_2" text:outline-level="2">Objectifs.</text:h>
      <text:p text:style-name="Spec_20_-_20_Paragraphe_20_standard">Télé-surveiller les 3 compteurs EDF :</text:p>
      <text:list xml:id="list105455520442838" text:continue-numbering="true" text:style-name="List_20_1">
        <text:list-item>
          <text:p text:style-name="List_20_Contents">soutirage : compteur d'abonné triphasé avec heures creuses ;</text:p>
        </text:list-item>
        <text:list-item>
          <text:p text:style-name="List_20_Contents">production : appelé aussi « injection », mesure l'énergie PV produite, monophasé sans HC ;</text:p>
        </text:list-item>
        <text:list-item>
          <text:p text:style-name="List_20_Contents">non consommation : monophasé sans HC, sert à contrôler la revente totale de la production PV.</text:p>
        </text:list-item>
      </text:list>
      <text:h text:style-name="Spec_20_-_20_Titre_20_2" text:outline-level="2">La liaison Téléinfo.</text:h>
      <text:p text:style-name="Spec_20_-_20_Paragraphe_20_standard">(Source: [GESTIONNAIRE D'ÉNERGIE (http://bernard.lefrancois.free.fr/) ])</text:p>
      <text:p text:style-name="Spec_20_-_20_Paragraphe_20_standard">Les compteurs électroniques EDF possèdent deux bornes de télé information à disposition du client. Sur celles-ci, il est possible d'y lire des données informatiques sur la consommation électrique.</text:p>
      <text:p text:style-name="Spec_20_-_20_Paragraphe_20_standard">L'utilisation de ces bornes est, à l'origine, surtout destinée aux gestionnaires d’énergie disponibles dans le commerce. Mais il est aussi possible d'exploiter ces données sur un PC.</text:p>
      <text:p text:style-name="Spec_20_-_20_Paragraphe_20_standard">Les informations sont émises cycliquement sous forme de messages composés d’une étiquette d’identification suivie généralement d’une valeur.</text:p>
      <text:p text:style-name="Spec_20_-_20_Paragraphe_20_standard">Le signal est modulé à 50 KHz : la présence de modulation correspondant à un 0 logique, l’absence à un 1 logique. Il est donc nécessaire de démoduler ce signal. A l'issue, on obtient une suite de caractères ASCII émise à 1200 bits/s, 7 bits/caractères, parité paire, 1 bit de stop.</text:p>
      <text:p text:style-name="Spec_20_-_20_Paragraphe_20_standard">Chaque information débute par le caractère LF (0Ah), suivie de l’étiquette, de la valeur associée et se <text:span text:style-name="T5">termine par le caractère CR (0Dh).</text:span></text:p>
      <text:h text:style-name="Spec_20_-_20_Titre_20_2" text:outline-level="2">Contraintes.</text:h>
      <text:p text:style-name="Spec_20_-_20_Paragraphe_20_standard">Le système de recueil de l'information sur les compteurs doit être indépendant et isolé du réseau EDF.</text:p>
      <text:p text:style-name="P1">Les compteur seront surveillés l'un après l'autre de façon cyclique selon une périodicité ajustable. La surveillance simultanée fera l'objet d'une étude ultérieure.</text:p>
      <text:p text:style-name="P1">Le système mis en place doit répondre aux spécifications et contraintes suivantes :</text:p>
      <text:list xml:id="list105456269147889" text:continue-numbering="true" text:style-name="List_20_1">
        <text:list-item>
          <text:p text:style-name="List_20_Contents">C1 : Ne pas mobiliser un PC en permanence (économie d'énergie).</text:p>
        </text:list-item>
        <text:list-item>
          <text:p text:style-name="List_20_Contents"><text:soft-page-break/>C2 : Être autonome.</text:p>
        </text:list-item>
        <text:list-item>
          <text:p text:style-name="List_20_Contents">C3 : Être interrogé à distance.</text:p>
        </text:list-item>
        <text:list-item>
          <text:p text:style-name="List_20_Contents">C4 : Être configuré localement.</text:p>
        </text:list-item>
        <text:list-item>
          <text:p text:style-name="List_20_Contents">C5 : Être de taille réduite.</text:p>
        </text:list-item>
        <text:list-item>
          <text:p text:style-name="List_20_Contents">C6 : Faire largement appel aux ressources existantes.</text:p>
        </text:list-item>
      </text:list>
      <text:h text:style-name="Spec_20_-_20_Titre_20_2" text:outline-level="2">Fonctions du Système.</text:h>
      <text:p text:style-name="Spec_20_-_20_Paragraphe_20_standard">Le système devra réaliser les 6 fonctions suivantes :</text:p>
      <text:p text:style-name="Spec_20_-_20_Paragraphe_20_standard">F1 : capture du signal ;</text:p>
      <text:p text:style-name="Spec_20_-_20_Paragraphe_20_standard">F2 : mise en forme du signal ;</text:p>
      <text:p text:style-name="Spec_20_-_20_Paragraphe_20_standard">F3 : choix du signal à enregistrer ;</text:p>
      <text:p text:style-name="Spec_20_-_20_Paragraphe_20_standard">F4 : traitement ;</text:p>
      <text:p text:style-name="Spec_20_-_20_Paragraphe_20_standard">F5 : horodatage ;</text:p>
      <text:p text:style-name="Spec_20_-_20_Paragraphe_20_standard">F6 : enregistrement ;</text:p>
      <text:p text:style-name="Spec_20_-_20_Paragraphe_20_standard">F7 : serveur Web.</text:p>
      <text:h text:style-name="Spec_20_-_20_Titre_20_2" text:outline-level="2">Analyse des Solutions</text:h>
      <text:p text:style-name="Spec_20_-_20_Paragraphe_20_standard">Après étude des systèmes divers et variés présentés sur le Web, un système d'enregistrement périodique des données, ou <text:span text:style-name="T2">datalogger</text:span> a été retenu. Ce système peut se décliner selon plusieurs options :</text:p>
      <text:list xml:id="list8342624240939185122" text:style-name="L1">
        <text:list-item>
          <text:p text:style-name="P4">enregistrement sur PC,</text:p>
        </text:list-item>
        <text:list-item>
          <text:p text:style-name="P4">enregistrement de manière autonome sur carte SD,</text:p>
        </text:list-item>
        <text:list-item>
          <text:p text:style-name="P4">mise à disposition des donnée sur réseau Ethernet.</text:p>
        </text:list-item>
      </text:list>
      <text:p text:style-name="P1">Ces options pourraient par ailleurs être offertes simultanément., les deux premières pouvant être combinées avec la troisième.</text:p>
      <text:p text:style-name="P3">- : Enregistrement sur PC : solution la plus simple, ne nécessitant aucun développement matériel ou logiciel particulier. Un PC, raccordé via le port série au compteur, permet l'enregistrement direct des trames de mesure avec un terminal série. Cette solution ne répond pas aux contraintes préalablement fixée (C1 et C5).</text:p>
      <text:p text:style-name="P3">- : Enregistrement sur carte SD : cette solution implique la mise en place d'un système d'enregistrement (commercial ou local) mais répond à la plupart des contraintes sauf C3.</text:p>
      <text:p text:style-name="P3">- : Réseau Web : implique la mise en place d'un serveur Web et ne permet pas, en tant que telle, l'enregistrement des données. Il faut impérativement lui adjoindre un système d'enregistrement.</text:p>
      <text:p text:style-name="Spec_20_-_20_Paragraphe_20_standard">La solution optimale qui ressort des ces réflexions est un système autonome muni d'un lecteur-enregistreur de carte et d'un mini serveur WEB.</text:p>
      <text:h text:style-name="Spec_20_-_20_Titre_20_2" text:outline-level="2">Solution retenue.</text:h>
      <text:p text:style-name="P1">Pour mettre en œuvre la solution optimale présentée ci-dessus, de nombreux matériels bon marché sont disponibles dans le commerce.</text:p>
      <text:p text:style-name="P1">Pour une mise en place plus rapide, il a été décidé de différer la solution Web.</text:p>
      <text:p text:style-name="P1">Parmi tous les systèmes autonomes disponibles, le choix s'est porté sur une carte ARDUINO<text:span text:style-name="T1">® </text:span><text:s/>UNO en raison de son coût raisonnable, de sa disponibilité et des nombreuses réalisations faites sur cette plateforme. D'autre part, tous le système ARDUINO (hard et soft) est Open Source et multi-plateformes (Windows, Mac <text:soft-page-break/>OS x et Linux).</text:p>
      <text:p text:style-name="P2"><text:span text:style-name="T3">Compte tenu de la disponibilité de mezzanines dédiées à cet usage, la fonction enregistrement ne sera pas développée localement mais acquise. Parmi les différents modèles commerciaux (microSD </text:span><text:span text:style-name="T4">Shield</text:span><text:span text:style-name="T3"> de Sparkfun, Data </text:span><text:span text:style-name="T4">Logging</text:span><text:span text:style-name="T3"> </text:span><text:span text:style-name="T4">Shield</text:span><text:span text:style-name="T3"> d'Adafruit, </text:span><text:span text:style-name="T4">Shield</text:span><text:span text:style-name="T3"> Mémoire de Snootlab) seuls les deux derniers intègrent d'origine la fonction horodatage. Compte tenu de son prix, le choix s'est porté sur le kit du </text:span><text:span text:style-name="T4">shield</text:span><text:span text:style-name="T3"> mémoire de Snootlab qui comporte en outre une zone de prototypage permettant l’implantation des fonctions mise en forme et commutation.</text:span></text:p>
      <text:p text:style-name="P1">L'enregistrement du compteur 3 (non consommation) a été abandonnée en raison de son peu d'intérê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libri" svg:font-family="Colibri"/>
    <style:font-face style:name="OpenSymbol" svg:font-family="OpenSymbol"/>
    <style:font-face style:name="Tahoma6" svg:font-family="Tahoma"/>
    <style:font-face style:name="Garamond" svg:font-family="Garamond" style:font-family-generic="roman"/>
    <style:font-face style:name="Tahoma3" svg:font-family="Tahoma" style:font-adornments="Norm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 svg:font-family="Arial" style:font-adornments="Normal" style:font-family-generic="swiss" style:font-pitch="variable"/>
    <style:font-face style:name="Tahoma4" svg:font-family="Tahoma" style:font-family-generic="swiss" style:font-pitch="variable"/>
    <style:font-face style:name="Tahoma1" svg:font-family="Tahoma" style:font-adornments="Gras" style:font-family-generic="swiss" style:font-pitch="variable"/>
    <style:font-face style:name="Tahoma2" svg:font-family="Tahoma" style:font-adornments="Italique"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olibri" fo:font-family="Colibri" fo:font-size="14pt" style:font-name-asian="MS Mincho" style:font-family-asian="'MS Mincho'" style:font-family-generic-asian="system" style:font-pitch-asian="variable" style:font-size-asian="14pt" style:font-name-complex="Tahoma5"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libri" fo:font-family="Colibri" style:font-name-complex="Tahoma6"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Colibri" fo:font-family="Colibri" fo:font-size="12pt" fo:font-style="italic" style:font-size-asian="12pt" style:font-style-asian="italic" style:font-name-complex="Tahoma6"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libri" fo:font-family="Colibri" style:font-name-complex="Tahoma6" style:font-family-complex="Tahoma"/>
    </style:style>
    <style:style style:name="List_20_Contents" style:display-name="List Contents" style:family="paragraph" style:parent-style-name="Spec_20_-_20_Paragraphe_20_standard" style:list-style-name="List_20_1" style:class="html" style:master-page-name="">
      <style:paragraph-properties fo:margin-left="1cm" fo:margin-right="0cm" fo:margin-top="0cm" fo:margin-bottom="0cm" loext:contextual-spacing="false" fo:text-indent="0cm" style:auto-text-indent="false" style:page-number="auto"/>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Spec_20_-_20_Contenu_20_du_20_cadre" style:display-name="Spec - Contenu du cadre" style:family="paragraph">
      <style:paragraph-properties text:number-lines="false" text:line-number="0"/>
      <style:text-properties style:font-name="Arial" fo:font-family="Arial" style:font-style-name="Normal" style:font-family-generic="swiss" style:font-pitch="variable" fo:font-size="10pt"/>
    </style:style>
    <style:style style:name="Frame_20_contents" style:display-name="Frame contents" style:family="paragraph" style:parent-style-name="Text_20_body" style:class="extra"/>
    <style:style style:name="Spec_20_-_20_Code_20_source" style:display-name="Spec - Code source" style:family="paragraph">
      <loext:graphic-properties draw:fill="none" draw:fill-color="#99ccff"/>
      <style:paragraph-properties style:register-true="true" fo:background-color="transparent" fo:padding="0.049cm" fo:border="0.06pt solid #000000" style:shadow="none" text:number-lines="true" text:line-number="0">
        <style:tab-stops/>
      </style:paragraph-properties>
      <style:text-properties style:font-name="Courier New" fo:font-family="'Courier New'" style:font-style-name="Normal" style:font-family-generic="modern" style:font-pitch="fixed" fo:font-size="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En-tête" style:display-name="Spec - En-tête" style:family="paragraph">
      <style:paragraph-properties fo:text-align="start" style:justify-single-word="false" text:number-lines="false" text:line-number="0"/>
      <style:text-properties style:font-name="Courier New" fo:font-family="'Courier New'" style:font-style-name="Normal" style:font-family-generic="modern" style:font-pitch="fixed" fo:font-size="9pt"/>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Informations_20_2_20_de_20_première_20_page" style:display-name="Spec - Informations 2 de première page" style:family="paragraph" style:parent-style-name="Spec_20_-_20_Informations_20_1_20_de_20_première_20_page">
      <loext:graphic-properties draw:fill="none" draw:fill-color="#99ccff"/>
      <style:paragraph-properties fo:text-align="center" style:justify-single-word="false" fo:background-color="transparent"/>
      <style:text-properties fo:font-size="18pt" fo:font-weight="normal"/>
    </style:style>
    <style:style style:name="Spec_20_-_20_Informations_20_1_20_de_20_première_20_page" style:display-name="Spec - Informations 1 de première page" style:family="paragraph" style:parent-style-name="Spec_20_-_20_Sous-titre_20_du_20_document">
      <loext:graphic-properties draw:fill="none" draw:fill-color="#99ccff"/>
      <style:paragraph-properties fo:background-color="transparent" fo:padding="0cm" fo:border="none" text:number-lines="false" text:line-number="0"/>
      <style:text-properties fo:color="#000000" fo:font-weight="bold"/>
    </style:style>
    <style:style style:name="Spec_20_-_20_Sous-titre_20_du_20_document" style:display-name="Spec - Sous-titre du document" style:family="paragraph" style:parent-style-name="Spec_20_-_20_Titre_20_du_20_document">
      <style:paragraph-properties fo:margin-top="0cm" fo:margin-bottom="0cm" loext:contextual-spacing="false" text:number-lines="false" text:line-number="0"/>
      <style:text-properties fo:font-variant="small-caps" fo:color="#993366" fo:font-size="22pt"/>
    </style:style>
    <style:style style:name="Spec_20_-_20_Titre_20_du_20_document" style:display-name="Spec - Titre du document" style:family="paragraph">
      <loext:graphic-properties draw:fill="solid" draw:fill-color="#99ccff" draw:opacity="100%"/>
      <style:paragraph-properties fo:margin-top="0cm" fo:margin-bottom="0.499cm" loext:contextual-spacing="false" fo:text-align="center" style:justify-single-word="false" fo:background-color="#99ccff" style:border-line-width="0.088cm 0.088cm 0.088cm" fo:padding="0.651cm" fo:border="7.51pt double #808080" style:shadow="none" text:number-lines="false" text:line-number="0"/>
      <style:text-properties fo:text-transform="uppercase" fo:color="#ffffff" style:font-name="Tahoma" fo:font-family="Tahoma" style:font-style-name="Normal" style:font-family-generic="swiss" style:font-pitch="variable" fo:font-size="26pt"/>
    </style:style>
    <style:style style:name="Table_20_Contents" style:display-name="Table Contents" style:family="paragraph" style:parent-style-name="Standard" style:class="extra">
      <style:paragraph-properties text:number-lines="false" text:line-number="0"/>
    </style:style>
    <style:style style:name="Spec_20_-_20_Paragraphe_20_standard" style:display-name="Spec - Paragraphe standard" style:family="paragraph" style:parent-style-name="Spec_20_-_20_Texte_20_sans_20_mise_20_en_20_forme" style:list-style-na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margin-top="0cm" fo:margin-bottom="0cm" loext:contextual-spacing="false" fo:text-indent="0cm" style:auto-text-indent="false"/>
      <style:text-properties fo:font-weight="normal"/>
    </style:style>
    <style:style style:name="Spec_20_-_20_Table_20_des_20_matières_20_4" style:display-name="Spec - Table des matières 4" style:family="paragraph" style:parent-style-name="Spec_20_-_20_Table_20_des_20_matières_20_3">
      <loext:graphic-properties draw:fill="none" draw:fill-color="#99ccff"/>
      <style:paragraph-properties fo:margin-left="1.799cm" fo:margin-right="0cm" fo:margin-top="0.101cm" fo:margin-bottom="0cm" loext:contextual-spacing="false" fo:text-indent="0cm" style:auto-text-indent="false" fo:background-color="transparent"/>
      <style:text-properties fo:color="#000000" fo:font-size="10pt"/>
    </style:style>
    <style:style style:name="Spec_20_-_20_Table_20_des_20_matières_20_3" style:display-name="Spec - Table des matières 3" style:family="paragraph" style:parent-style-name="Spec_20_-_20_Table_20_des_20_matières_20_2">
      <style:paragraph-properties fo:margin-left="1.199cm" fo:margin-right="0cm" fo:margin-top="0.101cm" fo:margin-bottom="0cm" loext:contextual-spacing="false" fo:text-indent="0cm" style:auto-text-indent="false"/>
      <style:text-properties fo:color="#000080" fo:font-size="11pt" fo:font-weight="bold"/>
    </style:style>
    <style:style style:name="Spec_20_-_20_Table_20_des_20_matières_20_2" style:display-name="Spec - Table des matières 2" style:family="paragraph" style:parent-style-name="Spec_20_-_20_Table_20_des_20_matières_20_1">
      <loext:graphic-properties draw:fill="none" draw:fill-color="#99ccff"/>
      <style:paragraph-properties fo:margin-left="0.6cm" fo:margin-right="0cm" fo:margin-top="0.199cm" fo:margin-bottom="0cm" loext:contextual-spacing="false" fo:text-indent="0cm" style:auto-text-indent="false" fo:background-color="transparent"/>
      <style:text-properties fo:color="#000000" fo:font-weight="normal"/>
    </style:style>
    <style:style style:name="Spec_20_-_20_Table_20_des_20_matières_20_1" style:display-name="Spec - Table des matières 1" style:family="paragraph" style:master-page-name="">
      <loext:graphic-properties draw:fill="none" draw:fill-color="#99ccff"/>
      <style:paragraph-properties fo:margin-top="0.3cm" fo:margin-bottom="0cm" loext:contextual-spacing="false" style:page-number="auto" fo:background-color="transparent" fo:padding="0cm" fo:border="none" style:shadow="none" text:number-lines="false" text:line-number="0">
        <style:tab-stops/>
      </style:paragraph-properties>
      <style:text-properties fo:color="#000000" style:font-name="Tahoma1" fo:font-family="Tahoma" style:font-style-name="Gras" style:font-family-generic="swiss" style:font-pitch="variable" fo:font-weight="bold"/>
    </style:style>
    <style:style style:name="Spec_20_-_20_Table_20_des_20_matières_20_-_20_Titre" style:display-name="Spec - Table des matières - Titre" style:family="paragraph" style:master-page-name="Index">
      <loext:graphic-properties draw:fill="none" draw:fill-color="#99ccff"/>
      <style:paragraph-properties style:page-number="auto" fo:break-before="auto" fo:break-after="auto" fo:background-color="transparent" fo:padding="0cm" fo:border-left="none" fo:border-right="none" fo:border-top="none" fo:border-bottom="2.49pt solid #000000" style:shadow="none" text:number-lines="false" text:line-number="0"/>
      <style:text-properties style:font-name="Tahoma1" fo:font-family="Tahoma" style:font-style-name="Gras" style:font-family-generic="swiss" style:font-pitch="variable" fo:font-size="16pt" fo:font-weight="bold"/>
    </style:style>
    <style:style style:name="Spec_20_-_20_Titre_20_7" style:display-name="Spec - Titre 7" style:family="paragraph" style:parent-style-name="Spec_20_-_20_Titre_20_6" style:default-outline-level="7">
      <loext:graphic-properties draw:fill="none" draw:fill-color="#99ccff"/>
      <style:paragraph-properties fo:margin-left="3.6cm" fo:margin-right="0cm" fo:margin-top="0cm" fo:margin-bottom="0cm" loext:contextual-spacing="false" fo:text-indent="0cm" style:auto-text-indent="false" fo:background-color="transparent" fo:padding="0.049cm" fo:border-left="none" fo:border-right="none" fo:border-top="none" fo:border-bottom="0.99pt solid #000000" style:shadow="none"/>
      <style:text-properties fo:font-weight="normal"/>
    </style:style>
    <style:style style:name="Spec_20_-_20_Titre_20_6" style:display-name="Spec - Titre 6" style:family="paragraph" style:parent-style-name="Spec_20_-_20_Titre_20_5" style:default-outline-level="6">
      <loext:graphic-properties draw:fill="solid" draw:fill-color="#b3b3b3" draw:opacity="100%"/>
      <style:paragraph-properties fo:margin-left="3cm" fo:margin-right="0cm" fo:margin-top="0cm" fo:margin-bottom="0cm" loext:contextual-spacing="false" fo:text-indent="0cm" style:auto-text-indent="false" fo:background-color="#b3b3b3"/>
      <style:text-properties fo:color="#000000" fo:font-weight="normal"/>
    </style:style>
    <style:style style:name="Spec_20_-_20_Titre_20_5" style:display-name="Spec - Titre 5" style:family="paragraph" style:parent-style-name="Spec_20_-_20_Titre_20_4" style:default-outline-level="5">
      <loext:graphic-properties draw:fill="solid" draw:fill-color="#333333" draw:opacity="100%"/>
      <style:paragraph-properties fo:margin-left="2.2cm" fo:margin-right="0cm" fo:margin-top="0cm" fo:margin-bottom="0cm" loext:contextual-spacing="false" fo:text-indent="0cm" style:auto-text-indent="false" fo:background-color="#333333"/>
      <style:text-properties fo:font-weight="normal"/>
    </style:style>
    <style:style style:name="Spec_20_-_20_Titre_20_4" style:display-name="Spec - Titre 4" style:family="paragraph" style:parent-style-name="Spec_20_-_20_Titre_20_3" style:default-outline-level="4">
      <loext:graphic-properties draw:fill="solid" draw:fill-color="#000000" draw:opacity="100%"/>
      <style:paragraph-properties fo:margin-left="1.499cm" fo:margin-right="0cm" fo:margin-top="0cm" fo:margin-bottom="0cm" loext:contextual-spacing="false" fo:text-indent="0cm" style:auto-text-indent="false" fo:background-color="#000000" fo:padding="0cm" fo:border="none" style:shadow="none"/>
      <style:text-properties fo:color="#ffffff" fo:font-size="12pt" fo:font-weight="bold"/>
    </style:style>
    <style:style style:name="Spec_20_-_20_Titre_20_3" style:display-name="Spec - Titre 3" style:family="paragraph" style:parent-style-name="Spec_20_-_20_Titre_20_2" style:default-outline-level="3">
      <loext:graphic-properties draw:fill="none" draw:fill-color="#99ccff"/>
      <style:paragraph-properties fo:margin-left="1cm" fo:margin-right="0cm" fo:margin-top="0cm" fo:margin-bottom="0cm" loext:contextual-spacing="false" fo:text-indent="0cm" style:auto-text-indent="false" fo:background-color="transparent" fo:padding="0.049cm" fo:border-left="none" fo:border-right="0.99pt solid #000080" fo:border-top="none" fo:border-bottom="0.99pt solid #000080" style:shadow="#c0c0c0 0.12cm 0.12cm"/>
      <style:text-properties fo:color="#000080" fo:font-size="14pt" fo:font-weight="bold"/>
    </style:style>
    <style:style style:name="Spec_20_-_20_Titre_20_2" style:display-name="Spec - Titre 2" style:family="paragraph" style:parent-style-name="Spec_20_-_20_Titre_20_1" style:default-outline-level="2" style:master-page-name="">
      <style:paragraph-properties fo:margin-left="0.499cm" fo:margin-right="0cm" fo:margin-top="0.7cm" fo:margin-bottom="0.499cm" loext:contextual-spacing="false" fo:keep-together="always" fo:text-indent="0cm" style:auto-text-indent="false" style:page-number="auto" style:border-line-width-right="0.002cm 0.035cm 0.002cm" style:border-line-width-bottom="0.002cm 0.035cm 0.002cm" fo:padding="0.049cm" fo:border-left="none" fo:border-right="1.11pt double #000000" fo:border-top="none" fo:border-bottom="1.11pt double #000000" style:shadow="#c0c0c0 0.161cm 0.161cm" fo:keep-with-next="always"/>
      <style:text-properties fo:font-weight="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1" style:display-name="Spec - Titre 1" style:family="paragraph" style:default-outline-level="1" style:master-page-name="Right_20_Page">
      <loext:graphic-properties draw:fill="none" draw:fill-color="#99ccff"/>
      <style:paragraph-properties fo:margin-left="0cm" fo:margin-right="0cm" fo:margin-top="0.3cm" fo:margin-bottom="0.6cm" loext:contextual-spacing="false" fo:text-indent="0cm" style:auto-text-indent="false" style:page-number="auto" fo:background-color="transparent" style:border-line-width="0.002cm 0.035cm 0.002cm" fo:padding="0.049cm" fo:border="1.11pt double #000000" style:shadow="#808080 0.18cm 0.18cm" text:number-lines="false" text:line-number="0"/>
      <style:text-properties style:font-name="Tahoma1" fo:font-family="Tahoma" style:font-style-name="Gras" style:font-family-generic="swiss" style:font-pitch="variable" fo:font-size="16pt" fo:font-weight="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pec_20_-_20_Gras" style:display-name="Spec - Gras" style:family="text" style:parent-style-name="Spec_20_-_20_Standard">
      <style:text-properties fo:font-weight="bold"/>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Parenthèse" style:display-name="Spec - Parenthèse" style:family="text" style:parent-style-name="Spec_20_-_20_Standard">
      <style:text-properties fo:color="#333333"/>
    </style:style>
    <style:style style:name="Spec_20_-_20_Texte_20_temporaire" style:display-name="Spec - Texte temporaire" style:family="text">
      <style:text-properties style:font-name="Tahoma1" fo:font-family="Tahoma" style:font-style-name="Gras" style:font-family-generic="swiss" style:font-pitch="variable" fo:font-size="10pt"/>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Lien" style:display-name="Spec - Lien" style:family="text">
      <style:text-properties fo:color="#000080" style:font-name="Tahoma" fo:font-family="Tahoma" style:font-style-name="Normal" style:font-family-generic="swiss" style:font-pitch="variable" fo:font-size="10pt" style:text-underline-style="solid" style:text-underline-width="auto" style:text-underline-color="#000080"/>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 style:display-name="Spec - Code Source" style:family="text">
      <style:text-properties fo:color="#000000" style:font-name="Courier New" fo:font-family="'Courier New'" style:font-style-name="Normal" style:font-family-generic="modern" style:font-pitch="fixed" fo:font-size="10pt"/>
    </style:style>
    <style:style style:name="Spec_20_-_20_Référence" style:display-name="Spec - Référence" style:family="text">
      <style:text-properties fo:color="#355e00" style:font-name="Tahoma1" fo:font-family="Tahoma" style:font-style-name="Gras" style:font-family-generic="swiss" style:font-pitch="variable" fo:font-size="10pt" fo:background-color="transparent"/>
    </style:style>
    <style:style style:name="Spec_20_-_20_Citation" style:display-name="Spec - Citation" style:family="text">
      <style:text-properties style:font-name="Tahoma2" fo:font-family="Tahoma" style:font-style-name="Italique" style:font-family-generic="swiss" style:font-pitch="variable" fo:font-size="10pt" fo:font-style="italic"/>
    </style:style>
    <style:style style:name="Definition" style:family="text"/>
    <style:style style:name="Spec_20_-_20_Standard" style:display-name="Spec - Standard" style:family="text">
      <style:text-properties style:font-name="Tahoma" fo:font-family="Tahoma" style:font-style-name="Normal" style:font-family-generic="swiss" style:font-pitch="variable" fo:font-size="10pt" fo:background-color="transparen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aption_20_characters" style:display-name="Caption character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draw:fill="solid" draw:fill-color="#e6e6e6" draw:opacity="100%" style:border-line-width="0.002cm 0.088cm 0.035cm" fo:padding="0.049cm" fo:border="3.54pt double #000000" style:shadow="none" draw:shadow-opacity="100%" loext:rel-width-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1.499cm" fo:margin-bottom="1.499cm" fo:margin-left="1.499cm" fo:margin-right="1.499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pec_20_-_20_En-tête"><text:title> Présentation Générale.</text:title> - <text:subject/></text:p>
      </style:header>
      <style:footer>
        <text:p text:style-name="Spec_20_-_20_Note_20_de_20_bas_20_de_20_page">Page <text:page-number text:select-page="current">0</text:page-number> sur <text:page-count>5</text:page-count></text:p>
      </style:footer>
    </style:master-page>
    <style:master-page style:name="Index"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résentation Générale.</dc:title>
    <dc:date>2016-06-15T10:54:53.926092000</dc:date>
    <dc:creator>Jean-Roger BLOUIN</dc:creator>
    <meta:editing-duration>PT3H52M9S</meta:editing-duration>
    <meta:editing-cycles>5</meta:editing-cycles>
    <meta:generator>LibreOffice/5.1.3.2$MacOSX_X86_64 LibreOffice_project/644e4637d1d8544fd9f56425bd6cec110e49301b</meta:generator>
    <meta:document-statistic meta:table-count="0" meta:image-count="0" meta:object-count="0" meta:page-count="5" meta:paragraph-count="55" meta:word-count="870" meta:character-count="5402" meta:non-whitespace-character-count="4597"/>
    <meta:template xlink:type="simple" xlink:actuate="onRequest" xlink:title="" xlink:href="../TeleInfo%20Maeva.odm" meta:date="2013-10-23T10:32:33"/>
  </office:meta>
</office:document-meta>
</file>